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rame_20_contents">
      <style:text-properties officeooo:rsid="00166c74" officeooo:paragraph-rsid="00166c74"/>
    </style:style>
    <style:style style:name="P2" style:family="paragraph" style:parent-style-name="Standard" style:list-style-name="L9">
      <style:text-properties officeooo:paragraph-rsid="0017c4cf"/>
    </style:style>
    <style:style style:name="P3" style:family="paragraph" style:parent-style-name="Standard" style:list-style-name="L9">
      <style:text-properties officeooo:rsid="00106089" officeooo:paragraph-rsid="00106089"/>
    </style:style>
    <style:style style:name="P4" style:family="paragraph" style:parent-style-name="Standard" style:list-style-name="L9">
      <style:text-properties officeooo:rsid="0017c4cf" officeooo:paragraph-rsid="0017c4cf"/>
    </style:style>
    <style:style style:name="P5" style:family="paragraph" style:parent-style-name="Standard" style:list-style-name="L9">
      <style:text-properties officeooo:rsid="001a361f" officeooo:paragraph-rsid="001a361f"/>
    </style:style>
    <style:style style:name="P6" style:family="paragraph" style:parent-style-name="Standard" style:list-style-name="L9">
      <style:text-properties officeooo:rsid="001b2c33" officeooo:paragraph-rsid="001b2c33"/>
    </style:style>
    <style:style style:name="P7" style:family="paragraph">
      <style:paragraph-properties fo:text-align="center"/>
    </style:style>
    <style:style style:name="P8" style:family="paragraph">
      <style:text-properties fo:font-size="12pt"/>
    </style:style>
    <style:style style:name="T1" style:family="text">
      <style:text-properties officeooo:rsid="0017c4cf"/>
    </style:style>
    <style:style style:name="T2" style:family="text">
      <style:text-properties fo:font-weight="bold" officeooo:rsid="0017c4cf" style:font-weight-asian="bold" style:font-weight-complex="bold"/>
    </style:style>
    <style:style style:name="T3" style:family="text">
      <style:text-properties fo:font-size="12pt"/>
    </style:style>
    <style:style style:name="fr1" style:family="graphic" style:parent-style-name="Frame">
      <style:graphic-properties style:run-through="foreground" style:wrap="none" style:vertical-pos="middle" style:vertical-rel="paragraph" style:horizontal-pos="from-left" style:horizontal-rel="paragraph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93211457697925245" text:style-name="L9">
        <text:list-item>
          <text:p text:style-name="P3"><draw:frame draw:style-name="fr1" draw:name="Frame1" text:anchor-type="paragraph" svg:x="0.4008in" svg:width="6.1984in" draw:z-index="0"><draw:text-box fo:min-height="4.7193in"><text:p text:style-name="P1"><draw:custom-shape text:anchor-type="paragraph" draw:z-index="4" draw:style-name="gr2" svg:width="1.7295in" svg:height="0.6878in" svg:x="2.978in" svg:y="1.8783in"><text:p>Port(at the Sea side)</text:p><text:p/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2" svg:width="2.2815in" svg:height="0.7713in" svg:x="0.3256in" svg:y="2.9299in"><text:p>Container Yard(has containers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2" draw:text-style-name="P8" svg:width="3.4705in" svg:height="1.4906in" svg:x="0.9717in" svg:y="0.3882in"><text:p><text:span text:style-name="T3">Sea</text:span></text:p><text:p><text:span text:style-name="T3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text:p text:style-name="P1"/></draw:text-box></draw:frame><draw:rect text:anchor-type="paragraph" draw:z-index="1" draw:style-name="gr1" draw:text-style-name="P7" svg:width="1.0524in" svg:height="0.7594in" svg:x="5.1402in" svg:y="4.0673in"><text:p text:style-name="P7">Customer Stop</text:p><text:p text:style-name="P7"/></draw:rect>The relationships between: Trailer, Container, SeaPort, Container Yard and Customer Stop</text:p>
        </text:list-item>
        <text:list-item>
          <text:p text:style-name="P2"><text:span text:style-name="T1">For a </text:span><text:span text:style-name="T2">loaded</text:span><text:span text:style-name="T1"> container for import or export, there're typically 2 legs</text:span></text:p>
          <text:list>
            <text:list-item>
              <text:p text:style-name="P4">Import</text:p>
              <text:list>
                <text:list-item>
                  <text:p text:style-name="P4">first leg: Sea Port --&gt; Customer Stop</text:p>
                </text:list-item>
                <text:list-item>
                  <text:p text:style-name="P4">second leg: Customer Stop --&gt; Container Yard</text:p>
                </text:list-item>
              </text:list>
            </text:list-item>
            <text:list-item>
              <text:p text:style-name="P4">Export</text:p>
              <text:list>
                <text:list-item>
                  <text:p text:style-name="P4">first leg: Container yard --&gt; Customer Stop</text:p>
                </text:list-item>
                <text:list-item>
                  <text:p text:style-name="P4">second leg: Customer Stop --&gt; Sea Port</text:p>
                </text:list-item>
              </text:list>
            </text:list-item>
          </text:list>
        </text:list-item>
        <text:list-item>
          <text:p text:style-name="P5">However, there could be 1-leg trips:</text:p>
          <text:list>
            <text:list-item>
              <text:p text:style-name="P5"><text:s/>export of empty containers</text:p>
              <text:list>
                <text:list-item>
                  <text:p text:style-name="P5">first leg: Container Yard --&gt; Sea Port</text:p>
                </text:list-item>
              </text:list>
            </text:list-item>
          </text:list>
        </text:list-item>
        <text:list-item>
          <text:p text:style-name="P6">TrailerLocation</text:p>
          <text:list>
            <text:list-item>
              <text:p text:style-name="P6">TrailerPark – trailer is parked, need to specify the stop</text:p>
            </text:list-item>
            <text:list-item>
              <text:p text:style-name="P6">Assigned – trailer is assigned to a driver, in a sub plan</text:p>
            </text:list-item>
            <text:list-item>
              <text:p text:style-name="P6">Stuff – the trailer has a container being stuffed, needs to specify the stop</text:p>
            </text:list-item>
            <text:list-item>
              <text:p text:style-name="P6">Unstuff – the trailer has a container being unstuffed, needs to specify the stop</text:p>
            </text:list-item>
            <text:list-item>
              <text:p text:style-name="P6">Unavailable – the trailer is unavailable </text:p>
            </text:list-item>
          </text:list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7M26S</meta:editing-duration>
    <meta:editing-cycles>14</meta:editing-cycles>
    <meta:generator>LibreOffice/4.2.3.3$Windows_x86 LibreOffice_project/882f8a0a489bc99a9e60c7905a60226254cb6ff0</meta:generator>
    <dc:date>2014-04-28T15:52:59.597000000</dc:date>
    <meta:document-statistic meta:table-count="0" meta:image-count="0" meta:object-count="0" meta:page-count="1" meta:paragraph-count="18" meta:word-count="145" meta:character-count="795" meta:non-whitespace-character-count="683"/>
    <meta:user-defined meta:name="Info 1"/>
    <meta:user-defined meta:name="Info 2"/>
    <meta:user-defined meta:name="Info 3"/>
    <meta:user-defined meta:name="Info 4"/>
  </office:meta>
</office:document-meta>
</file>